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Lucidasans, 'Lucida Sans', 'Arial Unicode MS'"/>
    <style:font-face style:name="Times" svg:font-family="Time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1" svg:font-family="Times" style:font-family-generic="roman"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margin-top="0.199cm" fo:margin-bottom="0.199cm" style:contextual-spacing="false"/>
    </style:style>
    <style:style style:name="P3" style:family="paragraph" style:parent-style-name="Heading_20_2">
      <style:text-properties fo:font-style="italic" style:font-style-asian="italic" style:font-style-complex="italic"/>
    </style:style>
    <style:style style:name="P4" style:family="paragraph" style:parent-style-name="Standard">
      <style:paragraph-properties fo:margin-top="0.199cm" fo:margin-bottom="0.199cm" style:contextual-spacing="false"/>
      <style:text-properties fo:font-style="italic" fo:font-weight="bold" style:font-style-asian="italic" style:font-weight-asian="bold" style:font-style-complex="italic" style:font-weight-complex="bold"/>
    </style:style>
    <style:style style:name="T1" style:family="text">
      <style:text-properties style:font-name="Bitstream Charter"/>
    </style:style>
    <style:style style:name="T2" style:family="text">
      <style:text-properties style:font-name="Times1" fo:font-size="12pt" style:font-size-asian="12pt" style:font-size-complex="12pt"/>
    </style:style>
    <style:style style:name="T3" style:family="text">
      <style:text-properties officeooo:rsid="001e99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gredients</text:h>
      <text:p text:style-name="Standard">1 small sweet potato, sliced <text:span text:style-name="T3">length ways</text:span></text:p>
      <text:p text:style-name="Standard">1 large turnip, sliced <text:span text:style-name="T3">length ways</text:span></text:p>
      <text:p text:style-name="Standard">1 large carrot, sliced <text:span text:style-name="T3">length ways</text:span></text:p>
      <text:p text:style-name="Standard">1 large onion, sliced</text:p>
      <text:p text:style-name="Standard">1 red capsicum, quartered</text:p>
      <text:p text:style-name="Standard"/>
      <text:p text:style-name="Standard">coarse cooking salt</text:p>
      <text:p text:style-name="Standard">cooking-oil spray</text:p>
      <text:p text:style-name="Standard"/>
      <text:h text:style-name="P3" text:outline-level="2">Method</text:h>
      <text:p text:style-name="Standard">Cut vegetables into slices. Cut capsicum into 2cm strips. Coat vegetables with cooking-oil spray. Add vegetables to heated barbecue; cook until tender and browned on both sides. Drizzle vegetables with dressing while warm.</text:p>
      <text:p text:style-name="P4"/>
      <text:h text:style-name="Heading_20_1" text:outline-level="1">Dressing</text:h>
      <text:p text:style-name="Standard">2 tablespoons lemon juice</text:p>
      <text:p text:style-name="Standard">2 teaspoons olive oil</text:p>
      <text:p text:style-name="Standard"><text:span text:style-name="T1">¼</text:span> teaspoon sugar</text:p>
      <text:p text:style-name="Standard">2 teaspoons drained green peppercorns, crushed</text:p>
      <text:p text:style-name="Standard">1 tablespoon drained small capers</text:p>
      <text:p text:style-name="Standard">1 clove garlic, crushed</text:p>
      <text:p text:style-name="P2">Combine all ingredients in jar; shake wel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Lucidasans, 'Lucida Sans', 'Arial Unicode MS'"/>
    <style:font-face style:name="Times" svg:font-family="Time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1" svg:font-family="Times"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fo:font-size="12pt" fo:language="en" fo:country="AU" style:font-name-asian="Bitstream Vera San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Times"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fo:font-family="Time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List" style:family="paragraph" style:parent-style-name="Text_20_body" style:class="list">
      <style:text-properties style:font-name="Times" fo:font-family="Tim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font-name-complex="Tahoma1" style:font-family-complex="Tahoma, Lucidasans, 'Lucida Sans', 'Arial Unicode M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arbecued Vegetable Salad</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1.0$Linux_X86_64 LibreOffice_project/00$Build-1</meta:generator>
    <meta:initial-creator>Frank Jung</meta:initial-creator>
    <meta:creation-date>2005-02-14T18:17:35</meta:creation-date>
    <dc:creator>Frank H</dc:creator>
    <dc:date>2020-08-22T09:49:47.323998532</dc:date>
    <dc:language>en-AU</dc:language>
    <meta:editing-cycles>10</meta:editing-cycles>
    <meta:editing-duration>PT21M50S</meta:editing-duration>
    <meta:document-statistic meta:table-count="0" meta:image-count="0" meta:object-count="0" meta:page-count="1" meta:paragraph-count="19" meta:word-count="104" meta:character-count="669" meta:non-whitespace-character-count="584"/>
    <meta:user-defined meta:name="Info 1"/>
    <meta:user-defined meta:name="Info 2"/>
    <meta:user-defined meta:name="Info 3"/>
    <meta:user-defined meta:name="Info 4"/>
  </office:meta>
</office:document-meta>
</file>